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2">
            <text:p>Vs-1152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545.0">
            <text:p>1254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8">
            <text:p>UGAMS-03138</text:p>
          </table:table-cell>
          <table:table-cell office:value-type="float" office:value="55.4">
            <text:p>55.4</text:p>
          </table:table-cell>
          <table:table-cell office:value-type="float" office:value="20.77">
            <text:p>20.77</text:p>
          </table:table-cell>
          <table:table-cell office:value-type="float" office:value="4605.0">
            <text:p>4605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4">
            <text:p>Lithuania-04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845.0">
            <text:p>58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5">
            <text:p>Lithuania-05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045.0">
            <text:p>60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0">
            <text:p>-15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6">
            <text:p>Lithuania-06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345.0">
            <text:p>63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9">
            <text:p>UGAMS-03139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875.0">
            <text:p>6875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88">
            <text:p>Vs-1388</text:p>
          </table:table-cell>
          <table:table-cell office:value-type="float" office:value="55.85">
            <text:p>55.85</text:p>
          </table:table-cell>
          <table:table-cell office:value-type="float" office:value="21.05">
            <text:p>21.05</text:p>
          </table:table-cell>
          <table:table-cell office:value-type="float" office:value="7775.0">
            <text:p>7775.0</text:p>
          </table:table-cell>
          <table:table-cell office:value-type="float" office:value="115.0">
            <text:p>1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3">
            <text:p>Lithuania-03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745.0">
            <text:p>57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3">
            <text:p>Vs-2273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650.0">
            <text:p>10650.0</text:p>
          </table:table-cell>
          <table:table-cell office:value-type="float" office:value="215.0">
            <text:p>2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2">
            <text:p>Lithuania-02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2">
            <text:p>Vs-22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1090.0">
            <text:p>11090.0</text:p>
          </table:table-cell>
          <table:table-cell office:value-type="float" office:value="70.0">
            <text:p>7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7">
            <text:p>Vs-2257</text:p>
          </table:table-cell>
          <table:table-cell office:value-type="float" office:value="55.52">
            <text:p>55.52</text:p>
          </table:table-cell>
          <table:table-cell office:value-type="float" office:value="20.96">
            <text:p>20.96</text:p>
          </table:table-cell>
          <table:table-cell office:value-type="float" office:value="11180.0">
            <text:p>11180.0</text:p>
          </table:table-cell>
          <table:table-cell office:value-type="float" office:value="207.5">
            <text:p>207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8.5">
            <text:p>-38.5</text:p>
          </table:table-cell>
          <table:table-cell office:value-type="float" office:value="1.0307764064044151">
            <text:p>1.0307764064044151</text:p>
          </table:table-cell>
          <table:table-cell office:value-type="float" office:value="1.0307764064044151">
            <text:p>1.0307764064044151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5">
            <text:p>Vs-2255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490.0">
            <text:p>10490.0</text:p>
          </table:table-cell>
          <table:table-cell office:value-type="float" office:value="112.5">
            <text:p>112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4">
            <text:p>Vs-2254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905.0">
            <text:p>10905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9">
            <text:p>Vs-2019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1">
            <text:p>Lithuania-01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765">
            <text:p>Vs-1765</text:p>
          </table:table-cell>
          <table:table-cell office:value-type="float" office:value="55.67">
            <text:p>55.67</text:p>
          </table:table-cell>
          <table:table-cell office:value-type="float" office:value="21.0">
            <text:p>21.0</text:p>
          </table:table-cell>
          <table:table-cell office:value-type="float" office:value="9540.0">
            <text:p>9540.0</text:p>
          </table:table-cell>
          <table:table-cell office:value-type="float" office:value="100.0">
            <text:p>10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7">
            <text:p>Lithuania-07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545.0">
            <text:p>65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9">
            <text:p>Tln-2069</text:p>
          </table:table-cell>
          <table:table-cell office:value-type="float" office:value="55.76">
            <text:p>55.76</text:p>
          </table:table-cell>
          <table:table-cell office:value-type="float" office:value="21.09">
            <text:p>21.09</text:p>
          </table:table-cell>
          <table:table-cell office:value-type="float" office:value="6130.0">
            <text:p>6130.0</text:p>
          </table:table-cell>
          <table:table-cell office:value-type="float" office:value="77.5">
            <text:p>77.5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0.7433034373659253">
            <text:p>0.7433034373659253</text:p>
          </table:table-cell>
          <table:table-cell office:value-type="float" office:value="0.7433034373659253">
            <text:p>0.7433034373659253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0">
            <text:p>Lithuania-10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745.0">
            <text:p>67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3">
            <text:p>Vs-1153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325.0">
            <text:p>123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72">
            <text:p>Vs-13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35.0">
            <text:p>10335.0</text:p>
          </table:table-cell>
          <table:table-cell office:value-type="float" office:value="80.0">
            <text:p>8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5">
            <text:p>-3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BitinasEtal2003,RosentauEtal2021">
            <text:p>BitinasEtal2003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496">
            <text:p>Vs-1496</text:p>
          </table:table-cell>
          <table:table-cell office:value-type="float" office:value="55.72">
            <text:p>55.72</text:p>
          </table:table-cell>
          <table:table-cell office:value-type="float" office:value="21.1">
            <text:p>21.1</text:p>
          </table:table-cell>
          <table:table-cell office:value-type="float" office:value="7750.0">
            <text:p>77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0">
            <text:p>-13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Lithuania-21">
            <text:p>Lithuania-21</text:p>
          </table:table-cell>
          <table:table-cell office:value-type="float" office:value="55.72">
            <text:p>55.72</text:p>
          </table:table-cell>
          <table:table-cell office:value-type="float" office:value="21.07">
            <text:p>21.07</text:p>
          </table:table-cell>
          <table:table-cell office:value-type="float" office:value="9480.0">
            <text:p>9480.0</text:p>
          </table:table-cell>
          <table:table-cell office:value-type="float" office:value="30.0">
            <text:p>30.0</text:p>
          </table:table-cell>
          <table:table-cell office:value-type="string" office:value="Fishing wooden fence">
            <text:p>Fishing wooden fen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5">
            <text:p>-17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GirininkasZulkus2017,RosentauEtal2021">
            <text:p>GirininkasZulkus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20">
            <text:p>Lithuania-20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6950.0">
            <text:p>6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589">
            <text:p>Vs-1589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760.0">
            <text:p>9760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0">
            <text:p>-15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46">
            <text:p>Vs-1646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890.0">
            <text:p>10890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5">
            <text:p>-36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57">
            <text:p>Vs-1657</text:p>
          </table:table-cell>
          <table:table-cell office:value-type="float" office:value="55.47">
            <text:p>55.47</text:p>
          </table:table-cell>
          <table:table-cell office:value-type="float" office:value="20.95">
            <text:p>20.95</text:p>
          </table:table-cell>
          <table:table-cell office:value-type="float" office:value="10410.0">
            <text:p>1041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rimonisEtal2007,Gelumbauskaite2009,RosentauEtal2021">
            <text:p>TrimonisEtal2007,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9">
            <text:p>Lithuania-19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5450.0">
            <text:p>5450.0</text:p>
          </table:table-cell>
          <table:table-cell office:value-type="float" office:value="425.0">
            <text:p>425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8">
            <text:p>Lithuania-18</text:p>
          </table:table-cell>
          <table:table-cell office:value-type="float" office:value="55.67">
            <text:p>55.67</text:p>
          </table:table-cell>
          <table:table-cell office:value-type="float" office:value="21.11">
            <text:p>21.11</text:p>
          </table:table-cell>
          <table:table-cell office:value-type="float" office:value="7950.0">
            <text:p>7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7">
            <text:p>Tln-2067</text:p>
          </table:table-cell>
          <table:table-cell office:value-type="float" office:value="56.06">
            <text:p>56.06</text:p>
          </table:table-cell>
          <table:table-cell office:value-type="float" office:value="21.07">
            <text:p>21.07</text:p>
          </table:table-cell>
          <table:table-cell office:value-type="float" office:value="7115.0">
            <text:p>7115.0</text:p>
          </table:table-cell>
          <table:table-cell office:value-type="float" office:value="75.0">
            <text:p>7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0.6726812023536856">
            <text:p>0.6726812023536856</text:p>
          </table:table-cell>
          <table:table-cell office:value-type="float" office:value="0.6726812023536856">
            <text:p>0.6726812023536856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7">
            <text:p>Lithuania-17</text:p>
          </table:table-cell>
          <table:table-cell office:value-type="float" office:value="55.45">
            <text:p>55.45</text:p>
          </table:table-cell>
          <table:table-cell office:value-type="float" office:value="20.72">
            <text:p>20.72</text:p>
          </table:table-cell>
          <table:table-cell office:value-type="float" office:value="4345.0">
            <text:p>43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">
            <text:p>-4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61">
            <text:p>Vs-1161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3540.0">
            <text:p>13540.0</text:p>
          </table:table-cell>
          <table:table-cell office:value-type="float" office:value="215.0">
            <text:p>21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5002249493977684">
            <text:p>0.5002249493977684</text:p>
          </table:table-cell>
          <table:table-cell office:value-type="float" office:value="0.5002249493977684">
            <text:p>0.5002249493977684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60">
            <text:p>Vs-1660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260.0">
            <text:p>9260.0</text:p>
          </table:table-cell>
          <table:table-cell office:value-type="float" office:value="127.5">
            <text:p>127.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5006246048687679">
            <text:p>0.5006246048687679</text:p>
          </table:table-cell>
          <table:table-cell office:value-type="float" office:value="0.5006246048687679">
            <text:p>0.5006246048687679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5">
            <text:p>Lithuania-15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5750.0">
            <text:p>57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4">
            <text:p>Lithuania-14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8350.0">
            <text:p>83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3">
            <text:p>Lithuania-13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6850.0">
            <text:p>68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2">
            <text:p>Lithuania-12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850.0">
            <text:p>48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1">
            <text:p>Lithuania-11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750.0">
            <text:p>47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9">
            <text:p>Lithuania-09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8">
            <text:p>Lithuania-08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5">
            <text:p>-18.5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6">
            <text:p>Lithuania-16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7850.0">
            <text:p>78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8">
            <text:p>Vs-2018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